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MappingInfoTests.matchProducesCond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MappingInfoTests.throwWhenInvalid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MappingInfoTests.matchCustomCond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MappingInfoTests.preFligh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questMappingInfoTests.prependPatternWithSl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MappingInfoTests.compareTwoHttpMethodsOne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questMappingInfoTests.matchPatternsCond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questMappingInfoTests.matchConsumesCond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MappingInfoTests.create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RequestMappingInfoTests.mu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questMappingInfoTests.equ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RequestMappingInfoTests.matchHeadersCond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MappingInfoTests.matchParamsCond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